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font-weight="bold" style:font-weight-asian="bold" style:font-weight-complex="bold"/>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min-row-height="0.6916in"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 style:family="table-row">
      <style:table-row-properties style:min-row-height="0.6916in"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min-row-height="0.6916in"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min-row-height="0.6916in"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min-row-height="0.6916in"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min-row-height="0.6916in"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min-row-height="0.6916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min-row-height="0.6916in"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min-row-height="0.6916in"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Non- Functional requirements</text:p>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Performance</text:p>
          </table:table-cell>
          <table:table-cell table:style-name="TableCell8">
            <text:p text:style-name="TableContents">Every webpage needs to load with a low response-time. Preferably, around .5 seconds but no longer than 2 seconds.</text:p>
          </table:table-cell>
        </table:table-row>
        <table:table-row table:style-name="TableRow9">
          <table:table-cell table:style-name="TableCell10">
            <text:p text:style-name="P11">Manageability</text:p>
          </table:table-cell>
          <table:table-cell table:style-name="TableCell12">
            <text:p text:style-name="TableContents">The client will need to edit some of the webpages of the<text:s/>website by being able to post new events, delete old events, and make changes to other various pieces of information. They must be able to do that without needing to change the HTML code directly.</text:p>
          </table:table-cell>
        </table:table-row>
        <table:table-row table:style-name="TableRow13">
          <table:table-cell table:style-name="TableCell14">
            <text:p text:style-name="P15">Usability</text:p>
          </table:table-cell>
          <table:table-cell table:style-name="TableCell16">
            <text:p text:style-name="TableContents">We expect the level of expertise of the user<text:s/>to be low as the charity deals with many underprivileged people who have restricted access to technology. Navigation and use of the website needs to be simple and intuitive. Webpages will be distinct and scrolling will be reduced to a minimum. Each webpage<text:s/>needs to explain its purpose, especially the ones that contain some sort of form which the user will need to fill out.</text:p>
          </table:table-cell>
        </table:table-row>
        <table:table-row table:style-name="TableRow17">
          <table:table-cell table:style-name="TableCell18">
            <text:p text:style-name="P19">Security</text:p>
          </table:table-cell>
          <table:table-cell table:style-name="TableCell20">
            <text:p text:style-name="TableContents">Only members with admin privileges will be allowed to access records kept about the people that the charity helps (as it is confidential), and have the ability to edit parts of the website.</text:p>
          </table:table-cell>
        </table:table-row>
        <table:table-row table:style-name="TableRow21">
          <table:table-cell table:style-name="TableCell22">
            <text:p text:style-name="P23">Reliability</text:p>
          </table:table-cell>
          <table:table-cell table:style-name="TableCell24">
            <text:p text:style-name="TableContents">The website always needs to be running, so that people who seek help can find the information they need. In terms of the data stored for the people who the charity helps, the website needs to be robust so the data will not be corrupted or lost.</text:p>
          </table:table-cell>
        </table:table-row>
        <table:table-row table:style-name="TableRow25">
          <table:table-cell table:style-name="TableCell26">
            <text:p text:style-name="P27">Accessibility</text:p>
          </table:table-cell>
          <table:table-cell table:style-name="TableCell28">
            <text:p text:style-name="TableContents">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Row29">
          <table:table-cell table:style-name="TableCell30">
            <text:p text:style-name="P31">Quality</text:p>
          </table:table-cell>
          <table:table-cell table:style-name="TableCell32">
            <text:p text:style-name="TableContents">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Row33">
          <table:table-cell table:style-name="TableCell34">
            <text:p text:style-name="P35">Capacity</text:p>
          </table:table-cell>
          <table:table-cell table:style-name="TableCell36">
            <text:p text:style-name="TableContents">Their Facebook group has almost 1000 members so the website needs to support around that many although this might change as the charity<text:s/>grows.</text:p>
          </table:table-cell>
        </table:table-row>
        <text:soft-page-break/>
        <table:table-row table:style-name="TableRow37">
          <table:table-cell table:style-name="TableCell38">
            <text:p text:style-name="P39">Scalability</text:p>
          </table:table-cell>
          <table:table-cell table:style-name="TableCell40">
            <text:p text:style-name="TableContents">This requirement is covered by the server that the website is hosted on and not the website itself.</text:p>
          </table:table-cell>
        </table:table-row>
        <table:table-row table:style-name="TableRow41">
          <table:table-cell table:style-name="TableCell42">
            <text:p text:style-name="P43">Interface</text:p>
          </table:table-cell>
          <table:table-cell table:style-name="TableCell44">
            <text:p text:style-name="TableContents">Users will input data, whether this is in terms of filling out a form or getting data into a database. This data does not<text:s/>need to be parsed in such a way that a script<text:s/>could<text:s/>handle it. Such data will only need to be presented in a human readable forma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8-11-05T15:14:00Z</meta:creation-date>
    <dc:date>2018-11-15T14:51:00Z</dc:date>
    <meta:template xlink:href="Normal.dotm" xlink:type="simple"/>
    <meta:editing-cycles>18</meta:editing-cycles>
    <meta:editing-duration>PT60660S</meta:editing-duration>
    <meta:document-statistic meta:page-count="2" meta:paragraph-count="4" meta:word-count="358" meta:character-count="2401" meta:row-count="17" meta:non-whitespace-character-count="2047"/>
  </office:meta>
</office:document-meta>
</file>